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06c5" officeooo:paragraph-rsid="000f06c5"/>
    </style:style>
    <style:style style:name="P2" style:family="paragraph" style:parent-style-name="Preformatted_20_Text">
      <style:text-properties officeooo:rsid="00160063" officeooo:paragraph-rsid="00160063"/>
    </style:style>
    <style:style style:name="P3" style:family="paragraph" style:parent-style-name="Preformatted_20_Text" style:list-style-name="L1">
      <style:text-properties officeooo:rsid="000f06c5" officeooo:paragraph-rsid="000f06c5"/>
    </style:style>
    <style:style style:name="P4" style:family="paragraph" style:parent-style-name="Preformatted_20_Text" style:list-style-name="L2">
      <style:text-properties officeooo:rsid="000f06c5" officeooo:paragraph-rsid="000f06c5"/>
    </style:style>
    <style:style style:name="P5" style:family="paragraph" style:parent-style-name="Preformatted_20_Text" style:list-style-name="L3">
      <style:text-properties officeooo:rsid="000f06c5" officeooo:paragraph-rsid="000f06c5"/>
    </style:style>
    <style:style style:name="P6" style:family="paragraph" style:parent-style-name="Preformatted_20_Text" style:list-style-name="L4">
      <style:text-properties officeooo:rsid="000f06c5" officeooo:paragraph-rsid="000f06c5"/>
    </style:style>
    <style:style style:name="P7" style:family="paragraph" style:parent-style-name="Preformatted_20_Text" style:list-style-name="L6">
      <style:text-properties officeooo:rsid="000f06c5" officeooo:paragraph-rsid="000f06c5"/>
    </style:style>
    <style:style style:name="P8" style:family="paragraph" style:parent-style-name="Preformatted_20_Text" style:list-style-name="L7">
      <style:text-properties officeooo:rsid="000f06c5" officeooo:paragraph-rsid="000f06c5"/>
    </style:style>
    <style:style style:name="P9" style:family="paragraph" style:parent-style-name="Preformatted_20_Text" style:list-style-name="L8">
      <style:text-properties officeooo:rsid="000f06c5" officeooo:paragraph-rsid="000f06c5"/>
    </style:style>
    <style:style style:name="P10" style:family="paragraph" style:parent-style-name="Preformatted_20_Text" style:list-style-name="L4">
      <style:text-properties officeooo:rsid="001002cf" officeooo:paragraph-rsid="000f06c5"/>
    </style:style>
    <style:style style:name="P11" style:family="paragraph" style:parent-style-name="Preformatted_20_Text" style:list-style-name="L5">
      <style:text-properties officeooo:paragraph-rsid="0011ea87"/>
    </style:style>
    <style:style style:name="T1" style:family="text">
      <style:text-properties officeooo:rsid="000fe6b2"/>
    </style:style>
    <style:style style:name="T2" style:family="text">
      <style:text-properties officeooo:rsid="0018b9e8"/>
    </style:style>
    <style:style style:name="T3" style:family="text">
      <style:text-properties style:font-name="Courier New" fo:font-size="13pt"/>
    </style:style>
    <style:style style:name="T4" style:family="text">
      <style:text-properties officeooo:rsid="0022d5a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ing contraintes :</text:h>
      <text:p text:style-name="P2">Certaines contraintes devront être déclarées explicitement, <text:span text:style-name="T2">d’autres seront implicite en fonction du modèle.</text:span></text:p>
      <text:h text:style-name="Heading_20_2" text:outline-level="2">Contraintes sur les salles :</text:h>
      <text:list xml:id="list7901382187432499447" text:style-name="L1">
        <text:list-item>
          <text:p text:style-name="P3">Pas deux cours en même temps dans la même salle</text:p>
        </text:list-item>
      </text:list>
      <text:p text:style-name="P1"/>
      <text:h text:style-name="Heading_20_2" text:outline-level="2">Contraintes sur les jours :</text:h>
      <text:list xml:id="list891547018584007271" text:style-name="L2">
        <text:list-item>
          <text:p text:style-name="P4">Une journée commence après une certaine heure (paramètre) et finit avant V une certaine heure (paramètre)<text:tab/><text:tab/><text:tab/><text:tab/><text:tab/><text:tab/><text:tab/> <text:s/>V</text:p>
        </text:list-item>
        <text:list-item>
          <text:p text:style-name="P4">Une pause le midi d’au moins (paramètre) minutes.<text:tab/><text:tab/><text:tab/><text:tab/> <text:s/>V</text:p>
        </text:list-item>
        <text:list-item>
          <text:p text:style-name="P4">La pause midi commence toujours avant une certaine heure (paramètre) et finit avant une certaine heure (paramètre)<text:tab/><text:tab/><text:tab/><text:tab/><text:tab/> <text:s/>V</text:p>
        </text:list-item>
      </text:list>
      <text:p text:style-name="P1"/>
      <text:h text:style-name="Heading_20_2" text:outline-level="2">Contraintes sur les semaines :</text:h>
      <text:list xml:id="list9076052553345113215" text:style-name="L3">
        <text:list-item>
          <text:p text:style-name="P5">Pas cours le samedi ni le dimanche (sauf cas exceptionnel) <text:s text:c="14"/>V</text:p>
        </text:list-item>
        <text:list-item>
          <text:p text:style-name="P5">Pas cours pour les UEL le jeudi après-midi<text:tab/><text:tab/><text:tab/><text:tab/><text:tab/> <text:s/>V</text:p>
        </text:list-item>
        <text:list-item>
          <text:p text:style-name="P5">Pas cours pendant les vacances et les jours fériés<text:tab/><text:tab/><text:tab/><text:tab/> <text:s/>V</text:p>
        </text:list-item>
        <text:list-item>
          <text:p text:style-name="P5">Pas cours pendant les semaines de révision<text:tab/><text:tab/><text:tab/><text:tab/><text:tab/> <text:s/>V</text:p>
        </text:list-item>
        <text:list-item>
          <text:p text:style-name="P5">Pas cours pendant les journées banalisées (campus day, forum des métiers)V</text:p>
        </text:list-item>
        <text:list-item>
          <text:p text:style-name="P5">Certains modules doivent se terminer avant une certaines semaine</text:p>
        </text:list-item>
        <text:list-item>
          <text:p text:style-name="P5">Certains modules commencent après d’autres modules</text:p>
        </text:list-item>
      </text:list>
      <text:p text:style-name="P1"/>
      <text:h text:style-name="Heading_20_2" text:outline-level="2">Contraintes sur les professeurs :</text:h>
      <text:list xml:id="list5222091221865276227" text:style-name="L4">
        <text:list-item>
          <text:p text:style-name="P6">Un professeur ne peut pas donner deux cours en même temps<text:tab/><text:tab/><text:tab/> <text:s/><text:span text:style-name="T4">V</text:span></text:p>
        </text:list-item>
        <text:list-item>
          <text:p text:style-name="P10">Un professeur ne peut pas enseigner toutes les sortes de cours</text:p>
        </text:list-item>
      </text:list>
      <text:p text:style-name="P1"/>
      <text:h text:style-name="Heading_20_2" text:outline-level="2">Contraintes sur les groupes :</text:h>
      <text:list xml:id="list3642077206135764028" text:style-name="L5">
        <text:list-item>
          <text:p text:style-name="P11"><text:span text:style-name="T1">certains groupes ne peuvent pas avoir cours en même temps<text:tab/><text:tab/><text:tab/> <text:s/>V</text:span></text:p>
        </text:list-item>
      </text:list>
      <text:p text:style-name="P1"/>
      <text:h text:style-name="Heading_20_1" text:outline-level="1">Listing objectifs :</text:h>
      <text:p text:style-name="P1"/>
      <text:h text:style-name="Heading_20_2" text:outline-level="2">Objectif sur la redondance :</text:h>
      <text:list xml:id="list8453471140566477569" text:style-name="L6">
        <text:list-item>
          <text:p text:style-name="P7">Les journées doivent se ressembler, si un cours peut-être donné toujours le même jour, c’est tant mieux</text:p>
        </text:list-item>
      </text:list>
      <text:h text:style-name="Heading_20_3" text:outline-level="3">Objectif sur les trous :</text:h>
      <text:list xml:id="list6637132546072528013" text:style-name="L7">
        <text:list-item>
          <text:p text:style-name="P8">On doit minimiser le nombre de trous</text:p>
        </text:list-item>
      </text:list>
      <text:h text:style-name="Heading_20_2" text:outline-level="2">Objectif sur les horaires :</text:h>
      <text:list xml:id="list4324511999823830435" text:style-name="L8">
        <text:list-item>
          <text:p text:style-name="P9">Commencer après 9h, finir avant 17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6:35:49.440416590</dc:date>
    <meta:editing-duration>PT6H8M36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258" meta:character-count="1512" meta:non-whitespace-character-count="1241"/>
  </office:meta>
</office:document-meta>
</file>